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45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0.852in"/>
    </style:style>
    <style:style style:name="co5" style:family="table-column">
      <style:table-column-properties fo:break-before="auto" style:column-width="3.3972in"/>
    </style:style>
    <style:style style:name="co6" style:family="table-column">
      <style:table-column-properties fo:break-before="auto" style:column-width="3.736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lanned Feature Statu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Feature Name</text:p>
          </table:table-cell>
          <table:table-cell table:style-name="ce2" office:value-type="string">
            <text:p>Status </text:p>
          </table:table-cell>
          <table:table-cell table:style-name="ce2" office:value-type="string">
            <text:p>Responsible</text:p>
          </table:table-cell>
          <table:table-cell table:style-name="ce2" office:value-type="string">
            <text:p>Rem. hrs. pre-QA</text:p>
          </table:table-cell>
          <table:table-cell table:style-name="ce2" office:value-type="string">
            <text:p>Feature Detail</text:p>
          </table:table-cell>
          <table:table-cell table:style-name="ce2" office:value-type="string">
            <text:p>Blocking Issues</text:p>
          </table:table-cell>
          <table:table-cell/>
          <table:table-cell table:style-name="ce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office:value-type="string">
            <text:p>Refresh browser using async received screen description.</text:p>
          </table:table-cell>
          <table:table-cell office:value-type="string">
            <text:p>Prototyping</text:p>
          </table:table-cell>
          <table:table-cell office:value-type="string">
            <text:p>Max</text:p>
          </table:table-cell>
          <table:table-cell table:style-name="ce3"/>
          <table:table-cell office:value-type="string">
            <text:p>App engine tells Pushy "refresh, and display this screen [X]" <text:s/>The X is some abstract interactive specification for a screen with related behavor.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office:value-type="string">
            <text:p>Process abstract interactive screen description and render to web client.</text:p>
          </table:table-cell>
          <table:table-cell office:value-type="string">
            <text:p>Prototyping</text:p>
          </table:table-cell>
          <table:table-cell office:value-type="string">
            <text:p>Max</text:p>
          </table:table-cell>
          <table:table-cell/>
          <table:table-cell office:value-type="string">
            <text:p>This description is supplied using JVM objects - do <text:span text:style-name="T1">not</text:span> define a document format in XML.</text:p>
          </table:table-cell>
          <table:table-cell table:number-columns-repeated="1019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01/11/2012</text:date>, <text:time>12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20M01S</meta:editing-duration>
    <meta:editing-cycles>8</meta:editing-cycles>
    <meta:generator>OpenOffice.org/3.2$Win32 OpenOffice.org_project/320m18$Build-9502</meta:generator>
    <dc:date>2012-01-11T12:04:07.99</dc:date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